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1" svg:font-family="'Times New Roman'"/>
    <style:font-face style:name="Constantia" svg:font-family="Constant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/>
      <style:text-properties officeooo:paragraph-rsid="00048ff7"/>
    </style:style>
    <style:style style:name="P3" style:family="paragraph" style:parent-style-name="Standard">
      <style:paragraph-properties fo:text-align="start" style:justify-single-word="false"/>
      <style:text-properties officeooo:paragraph-rsid="000597e1"/>
    </style:style>
    <style:style style:name="P4" style:family="paragraph" style:parent-style-name="Standard">
      <style:paragraph-properties fo:text-align="start" style:justify-single-word="false"/>
      <style:text-properties officeooo:paragraph-rsid="0006b1d1"/>
    </style:style>
    <style:style style:name="P5" style:family="paragraph" style:parent-style-name="Standard">
      <style:paragraph-properties fo:text-align="start" style:justify-single-word="false"/>
      <style:text-properties officeooo:paragraph-rsid="0007c259"/>
    </style:style>
    <style:style style:name="P6" style:family="paragraph" style:parent-style-name="Standard">
      <style:paragraph-properties fo:text-align="start" style:justify-single-word="false"/>
      <style:text-properties officeooo:paragraph-rsid="0009cb5a"/>
    </style:style>
    <style:style style:name="P7" style:family="paragraph" style:parent-style-name="Standard">
      <style:paragraph-properties fo:text-align="start" style:justify-single-word="false"/>
      <style:text-properties officeooo:paragraph-rsid="000c7a77"/>
    </style:style>
    <style:style style:name="P8" style:family="paragraph" style:parent-style-name="Standard">
      <style:paragraph-properties fo:text-align="start" style:justify-single-word="false"/>
      <style:text-properties officeooo:paragraph-rsid="0010449e"/>
    </style:style>
    <style:style style:name="P9" style:family="paragraph" style:parent-style-name="Standard">
      <style:paragraph-properties fo:text-align="start" style:justify-single-word="false"/>
      <style:text-properties officeooo:paragraph-rsid="001205ad"/>
    </style:style>
    <style:style style:name="P10" style:family="paragraph" style:parent-style-name="Standard">
      <style:paragraph-properties fo:text-align="start" style:justify-single-word="false"/>
      <style:text-properties officeooo:paragraph-rsid="001280c5"/>
    </style:style>
    <style:style style:name="P11" style:family="paragraph" style:parent-style-name="Standard">
      <style:paragraph-properties fo:text-align="start" style:justify-single-word="false"/>
      <style:text-properties officeooo:paragraph-rsid="00139d65"/>
    </style:style>
    <style:style style:name="P12" style:family="paragraph" style:parent-style-name="Standard">
      <style:paragraph-properties fo:text-align="start" style:justify-single-word="false"/>
      <style:text-properties officeooo:paragraph-rsid="001667f6"/>
    </style:style>
    <style:style style:name="P13" style:family="paragraph" style:parent-style-name="Standard">
      <style:paragraph-properties fo:text-align="start" style:justify-single-word="false"/>
      <style:text-properties officeooo:paragraph-rsid="00185512"/>
    </style:style>
    <style:style style:name="P14" style:family="paragraph" style:parent-style-name="Standard">
      <style:paragraph-properties fo:text-align="start" style:justify-single-word="false"/>
      <style:text-properties officeooo:paragraph-rsid="0019c99b"/>
    </style:style>
    <style:style style:name="P15" style:family="paragraph" style:parent-style-name="Standard">
      <style:paragraph-properties fo:text-align="start" style:justify-single-word="false"/>
      <style:text-properties officeooo:paragraph-rsid="001aceb3"/>
    </style:style>
    <style:style style:name="P16" style:family="paragraph" style:parent-style-name="Standard">
      <style:paragraph-properties fo:text-align="start" style:justify-single-word="false"/>
      <style:text-properties officeooo:paragraph-rsid="001ad2ea"/>
    </style:style>
    <style:style style:name="P17" style:family="paragraph" style:parent-style-name="Standard">
      <style:paragraph-properties fo:text-align="start" style:justify-single-word="false"/>
      <style:text-properties officeooo:paragraph-rsid="001b1d99"/>
    </style:style>
    <style:style style:name="P18" style:family="paragraph" style:parent-style-name="Standard">
      <style:paragraph-properties fo:text-align="start" style:justify-single-word="false"/>
      <style:text-properties officeooo:paragraph-rsid="001cef29"/>
    </style:style>
    <style:style style:name="P19" style:family="paragraph" style:parent-style-name="Standard">
      <style:paragraph-properties fo:text-align="start" style:justify-single-word="false"/>
      <style:text-properties officeooo:paragraph-rsid="001dd083"/>
    </style:style>
    <style:style style:name="P20" style:family="paragraph" style:parent-style-name="Standard">
      <style:paragraph-properties fo:text-align="start" style:justify-single-word="false"/>
      <style:text-properties fo:font-size="14pt" style:font-size-asian="14pt" style:font-size-complex="14pt"/>
    </style:style>
    <style:style style:name="P21" style:family="paragraph" style:parent-style-name="Standard">
      <style:paragraph-properties fo:text-align="start" style:justify-single-word="false"/>
      <style:text-properties fo:font-size="16pt" style:font-size-asian="16pt" style:font-size-complex="16pt"/>
    </style:style>
    <style:style style:name="P22" style:family="paragraph" style:parent-style-name="Standard">
      <style:paragraph-properties fo:text-align="start" style:justify-single-word="false"/>
      <style:text-properties fo:font-size="16pt" officeooo:paragraph-rsid="000c7a77" style:font-size-asian="16pt" style:font-size-complex="16pt"/>
    </style:style>
    <style:style style:name="P23" style:family="paragraph" style:parent-style-name="Standard">
      <style:paragraph-properties fo:text-align="start" style:justify-single-word="false"/>
      <style:text-properties officeooo:rsid="000597e1" officeooo:paragraph-rsid="000597e1"/>
    </style:style>
    <style:style style:name="P24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25" style:family="paragraph" style:parent-style-name="Standard">
      <style:paragraph-properties fo:text-align="start" style:justify-single-word="false"/>
      <style:text-properties fo:font-weight="bold" officeooo:paragraph-rsid="000597e1" style:font-weight-asian="bold" style:font-weight-complex="bold"/>
    </style:style>
    <style:style style:name="P26" style:family="paragraph" style:parent-style-name="Standard">
      <style:paragraph-properties fo:text-align="start" style:justify-single-word="false"/>
      <style:text-properties fo:font-weight="bold" officeooo:paragraph-rsid="0006b1d1" style:font-weight-asian="bold" style:font-weight-complex="bold"/>
    </style:style>
    <style:style style:name="P27" style:family="paragraph" style:parent-style-name="Standard">
      <style:paragraph-properties fo:text-align="start" style:justify-single-word="false"/>
      <style:text-properties fo:font-weight="bold" officeooo:paragraph-rsid="001667f6" style:font-weight-asian="bold" style:font-weight-complex="bold"/>
    </style:style>
    <style:style style:name="P28" style:family="paragraph" style:parent-style-name="Standard">
      <style:paragraph-properties fo:text-align="start" style:justify-single-word="false"/>
      <style:text-properties fo:font-weight="normal" officeooo:paragraph-rsid="000597e1" style:font-weight-asian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weight="normal" officeooo:paragraph-rsid="0006b1d1" style:font-weight-asian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weight="normal" officeooo:paragraph-rsid="0007c259" style:font-weight-asian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weight="normal" officeooo:paragraph-rsid="001667f6" style:font-weight-asian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weight="normal" officeooo:rsid="000597e1" officeooo:paragraph-rsid="000597e1" style:font-weight-asian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style="normal" style:font-style-asian="normal" style:font-style-complex="normal"/>
    </style:style>
    <style:style style:name="P34" style:family="paragraph" style:parent-style-name="Standard">
      <style:paragraph-properties fo:text-align="start" style:justify-single-word="false"/>
      <style:text-properties fo:font-style="normal" officeooo:paragraph-rsid="0009cb5a" style:font-style-asian="normal" style:font-style-complex="normal"/>
    </style:style>
    <style:style style:name="P35" style:family="paragraph" style:parent-style-name="Standard">
      <style:paragraph-properties fo:text-align="start" style:justify-single-word="false"/>
      <style:text-properties style:font-name="Times New Roman" fo:font-size="14.5pt" officeooo:paragraph-rsid="0009cb5a" style:font-size-asian="14.5pt" style:font-size-complex="14.5pt"/>
    </style:style>
    <style:style style:name="P36" style:family="paragraph" style:parent-style-name="Standard">
      <style:paragraph-properties fo:text-align="start" style:justify-single-word="false"/>
      <style:text-properties style:font-name="Times New Roman" fo:font-size="14.5pt" fo:font-style="italic" officeooo:paragraph-rsid="001aceb3" style:font-size-asian="14.5pt" style:font-style-asian="italic" style:font-size-complex="14.5pt" style:font-style-complex="italic"/>
    </style:style>
    <style:style style:name="P37" style:family="paragraph" style:parent-style-name="Standard">
      <style:paragraph-properties fo:text-align="start" style:justify-single-word="false"/>
      <style:text-properties fo:font-size="14.5pt" officeooo:paragraph-rsid="001dd083" style:font-size-asian="14.5pt" style:font-size-complex="14.5pt"/>
    </style:style>
    <style:style style:name="P38" style:family="paragraph" style:parent-style-name="Standard">
      <style:paragraph-properties fo:text-align="start" style:justify-single-word="false"/>
      <style:text-properties fo:font-size="14.5pt" fo:font-style="italic" style:font-size-asian="14.5pt" style:font-style-asian="italic" style:font-size-complex="14.5pt" style:font-style-complex="italic"/>
    </style:style>
    <style:style style:name="P39" style:family="paragraph" style:parent-style-name="Standard">
      <style:paragraph-properties fo:text-align="start" style:justify-single-word="false"/>
      <style:text-properties fo:font-size="14.5pt" fo:font-style="italic" officeooo:paragraph-rsid="00185512" style:font-size-asian="14.5pt" style:font-style-asian="italic" style:font-size-complex="14.5pt" style:font-style-complex="italic"/>
    </style:style>
    <style:style style:name="P40" style:family="paragraph" style:parent-style-name="Standard">
      <style:paragraph-properties fo:text-align="start" style:justify-single-word="false"/>
      <style:text-properties fo:font-size="14.5pt" fo:font-style="normal" fo:font-weight="normal" officeooo:paragraph-rsid="00185512" style:font-size-asian="14.5pt" style:font-style-asian="normal" style:font-weight-asian="normal" style:font-size-complex="14.5pt" style:font-style-complex="normal" style:font-weight-complex="normal"/>
    </style:style>
    <style:style style:name="P41" style:family="paragraph" style:parent-style-name="Standard">
      <style:paragraph-properties fo:text-align="start" style:justify-single-word="false"/>
      <style:text-properties fo:font-size="14.5pt" fo:font-style="normal" fo:font-weight="normal" officeooo:rsid="0019c99b" officeooo:paragraph-rsid="0019c99b" style:font-size-asian="14.5pt" style:font-style-asian="normal" style:font-weight-asian="normal" style:font-size-complex="14.5pt" style:font-style-complex="normal" style:font-weight-complex="normal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4.5pt" style:font-size-asian="14.5pt"/>
    </style:style>
    <style:style style:name="T3" style:family="text">
      <style:text-properties style:font-name="Times New Roman" fo:font-size="14.5pt" style:font-size-asian="14.5pt" style:font-size-complex="14pt"/>
    </style:style>
    <style:style style:name="T4" style:family="text">
      <style:text-properties style:font-name="Times New Roman" fo:font-size="14.5pt" officeooo:rsid="00048ff7" style:font-size-asian="14.5pt"/>
    </style:style>
    <style:style style:name="T5" style:family="text">
      <style:text-properties style:font-name="Times New Roman" fo:font-size="14.5pt" officeooo:rsid="000597e1" style:font-size-asian="14.5pt"/>
    </style:style>
    <style:style style:name="T6" style:family="text">
      <style:text-properties style:font-name="Times New Roman" fo:font-size="14.5pt" officeooo:rsid="0006b1d1" style:font-size-asian="14.5pt"/>
    </style:style>
    <style:style style:name="T7" style:family="text">
      <style:text-properties style:font-name="Times New Roman" fo:font-size="14.5pt" officeooo:rsid="0007c259" style:font-size-asian="14.5pt"/>
    </style:style>
    <style:style style:name="T8" style:family="text">
      <style:text-properties style:font-name="Times New Roman" fo:font-size="14.5pt" officeooo:rsid="0008c2f3" style:font-size-asian="14.5pt"/>
    </style:style>
    <style:style style:name="T9" style:family="text">
      <style:text-properties style:font-name="Times New Roman" fo:font-size="14.5pt" officeooo:rsid="0009cb5a" style:font-size-asian="14.5pt"/>
    </style:style>
    <style:style style:name="T10" style:family="text">
      <style:text-properties style:font-name="Times New Roman" fo:font-size="14.5pt" style:font-size-asian="14.5pt" style:font-size-complex="14.5pt"/>
    </style:style>
    <style:style style:name="T11" style:family="text">
      <style:text-properties style:font-name="Times New Roman" fo:font-size="14.5pt" officeooo:rsid="000ae6f7" style:font-size-asian="14.5pt" style:font-size-complex="14.5pt"/>
    </style:style>
    <style:style style:name="T12" style:family="text">
      <style:text-properties style:font-name="Times New Roman" fo:font-size="14.5pt" officeooo:rsid="00139d65" style:font-size-asian="14.5pt" style:font-size-complex="14.5pt"/>
    </style:style>
    <style:style style:name="T13" style:family="text">
      <style:text-properties style:font-name="Times New Roman" fo:font-size="14.5pt" officeooo:rsid="001dd083" style:font-size-asian="14.5pt" style:font-size-complex="14.5pt"/>
    </style:style>
    <style:style style:name="T14" style:family="text">
      <style:text-properties style:font-name="Times New Roman" fo:font-size="14.5pt" officeooo:rsid="000c7a77" style:font-size-asian="14.5pt"/>
    </style:style>
    <style:style style:name="T15" style:family="text">
      <style:text-properties style:font-name="Times New Roman" fo:font-size="14.5pt" officeooo:rsid="0010449e" style:font-size-asian="14.5pt"/>
    </style:style>
    <style:style style:name="T16" style:family="text">
      <style:text-properties style:font-name="Times New Roman" fo:font-size="14.5pt" officeooo:rsid="001205ad" style:font-size-asian="14.5pt"/>
    </style:style>
    <style:style style:name="T17" style:family="text">
      <style:text-properties style:font-name="Times New Roman" fo:font-size="14.5pt" officeooo:rsid="001280c5" style:font-size-asian="14.5pt"/>
    </style:style>
    <style:style style:name="T18" style:family="text">
      <style:text-properties style:font-name="Times New Roman" fo:font-size="14.5pt" officeooo:rsid="00139d65" style:font-size-asian="14.5pt"/>
    </style:style>
    <style:style style:name="T19" style:family="text">
      <style:text-properties style:font-name="Times New Roman" fo:font-size="14.5pt" officeooo:rsid="001539bf" style:font-size-asian="14.5pt"/>
    </style:style>
    <style:style style:name="T20" style:family="text">
      <style:text-properties style:font-name="Times New Roman" fo:font-size="14.5pt" officeooo:rsid="001667f6" style:font-size-asian="14.5pt"/>
    </style:style>
    <style:style style:name="T21" style:family="text">
      <style:text-properties style:font-name="Times New Roman" fo:font-size="14.5pt" officeooo:rsid="00185512" style:font-size-asian="14.5pt"/>
    </style:style>
    <style:style style:name="T22" style:family="text">
      <style:text-properties style:font-name="Times New Roman" fo:font-size="14.5pt" officeooo:rsid="0019c99b" style:font-size-asian="14.5pt"/>
    </style:style>
    <style:style style:name="T23" style:family="text">
      <style:text-properties style:font-name="Times New Roman" fo:font-size="14.5pt" officeooo:rsid="001aceb3" style:font-size-asian="14.5pt"/>
    </style:style>
    <style:style style:name="T24" style:family="text">
      <style:text-properties style:font-name="Times New Roman" fo:font-size="14.5pt" officeooo:rsid="001cef29" style:font-size-asian="14.5pt"/>
    </style:style>
    <style:style style:name="T25" style:family="text">
      <style:text-properties style:font-name="Times New Roman" fo:font-size="14.5pt" officeooo:rsid="001dd083" style:font-size-asian="14.5pt"/>
    </style:style>
    <style:style style:name="T26" style:family="text">
      <style:text-properties style:font-name="Times New Roman" fo:font-size="14.5pt" fo:font-style="italic" style:font-size-asian="14.5pt" style:font-style-asian="italic"/>
    </style:style>
    <style:style style:name="T27" style:family="text">
      <style:text-properties style:font-name="Times New Roman" fo:font-size="14.5pt" fo:font-style="italic" officeooo:rsid="0006b1d1" style:font-size-asian="14.5pt" style:font-style-asian="italic"/>
    </style:style>
    <style:style style:name="T28" style:family="text">
      <style:text-properties style:font-name="Times New Roman" fo:font-size="14.5pt" fo:font-style="italic" officeooo:rsid="0009cb5a" style:font-size-asian="14.5pt" style:font-style-asian="italic"/>
    </style:style>
    <style:style style:name="T29" style:family="text">
      <style:text-properties style:font-name="Times New Roman" fo:font-size="14.5pt" fo:font-style="italic" style:font-size-asian="14.5pt" style:font-style-asian="italic" style:font-size-complex="14pt"/>
    </style:style>
    <style:style style:name="T30" style:family="text">
      <style:text-properties style:font-name="Times New Roman" fo:font-size="14.5pt" fo:font-style="italic" officeooo:rsid="0010449e" style:font-size-asian="14.5pt" style:font-style-asian="italic"/>
    </style:style>
    <style:style style:name="T31" style:family="text">
      <style:text-properties style:font-name="Times New Roman" fo:font-size="14.5pt" fo:font-style="italic" officeooo:rsid="001205ad" style:font-size-asian="14.5pt" style:font-style-asian="italic"/>
    </style:style>
    <style:style style:name="T32" style:family="text">
      <style:text-properties style:font-name="Times New Roman" fo:font-size="14.5pt" fo:font-style="italic" officeooo:rsid="001539bf" style:font-size-asian="14.5pt" style:font-style-asian="italic"/>
    </style:style>
    <style:style style:name="T33" style:family="text">
      <style:text-properties style:font-name="Times New Roman" fo:font-size="14.5pt" fo:font-style="italic" style:font-size-asian="14.5pt" style:font-style-asian="italic" style:font-size-complex="14.5pt"/>
    </style:style>
    <style:style style:name="T34" style:family="text">
      <style:text-properties style:font-name="Times New Roman" fo:font-size="14.5pt" fo:font-style="italic" style:font-size-asian="14.5pt" style:font-style-asian="italic" style:font-size-complex="14.5pt" style:font-style-complex="italic"/>
    </style:style>
    <style:style style:name="T35" style:family="text">
      <style:text-properties style:font-name="Times New Roman" fo:font-size="14.5pt" fo:font-style="italic" officeooo:rsid="001cef29" style:font-size-asian="14.5pt" style:font-style-asian="italic"/>
    </style:style>
    <style:style style:name="T36" style:family="text">
      <style:text-properties style:font-name="Times New Roman" fo:font-size="14.5pt" fo:font-style="italic" fo:font-weight="normal" style:font-size-asian="14.5pt" style:font-style-asian="italic" style:font-weight-asian="normal" style:font-style-complex="italic" style:font-weight-complex="normal"/>
    </style:style>
    <style:style style:name="T37" style:family="text">
      <style:text-properties style:font-name="Times New Roman" fo:font-size="14.5pt" fo:font-style="italic" fo:font-weight="normal" officeooo:rsid="000597e1" style:font-size-asian="14.5pt" style:font-style-asian="italic" style:font-weight-asian="normal" style:font-style-complex="italic" style:font-weight-complex="normal"/>
    </style:style>
    <style:style style:name="T38" style:family="text">
      <style:text-properties style:font-name="Times New Roman" fo:font-size="14.5pt" fo:font-style="italic" fo:font-weight="normal" style:font-size-asian="14.5pt" style:font-style-asian="italic" style:font-weight-asian="normal" style:font-weight-complex="normal"/>
    </style:style>
    <style:style style:name="T39" style:family="text">
      <style:text-properties style:font-name="Times New Roman" fo:font-size="14.5pt" fo:font-style="italic" fo:font-weight="normal" officeooo:rsid="0007c259" style:font-size-asian="14.5pt" style:font-style-asian="italic" style:font-weight-asian="normal" style:font-weight-complex="normal"/>
    </style:style>
    <style:style style:name="T40" style:family="text">
      <style:text-properties style:font-name="Times New Roman" fo:font-size="14.5pt" fo:font-style="italic" fo:font-weight="normal" officeooo:rsid="0019c99b" style:font-size-asian="14.5pt" style:font-style-asian="italic" style:font-weight-asian="normal" style:font-size-complex="14.5pt" style:font-style-complex="italic" style:font-weight-complex="normal"/>
    </style:style>
    <style:style style:name="T41" style:family="text">
      <style:text-properties style:font-name="Times New Roman" fo:font-size="14.5pt" fo:font-style="italic" fo:font-weight="normal" officeooo:rsid="0019c99b" style:font-size-asian="14.5pt" style:font-style-asian="italic" style:font-weight-asian="normal" style:font-size-complex="14.5pt" style:font-style-complex="normal" style:font-weight-complex="normal"/>
    </style:style>
    <style:style style:name="T42" style:family="text">
      <style:text-properties style:font-name="Times New Roman" fo:font-size="14.5pt" fo:font-style="italic" fo:font-weight="bold" style:font-size-asian="14.5pt" style:font-style-asian="italic" style:font-weight-asian="bold" style:font-weight-complex="bold"/>
    </style:style>
    <style:style style:name="T43" style:family="text">
      <style:text-properties style:font-name="Times New Roman" fo:font-size="14.5pt" fo:language="en" fo:country="US" officeooo:rsid="000597e1" style:font-size-asian="14.5pt"/>
    </style:style>
    <style:style style:name="T44" style:family="text">
      <style:text-properties style:font-name="Times New Roman" fo:font-size="14.5pt" fo:language="en" fo:country="US" officeooo:rsid="001667f6" style:font-size-asian="14.5pt"/>
    </style:style>
    <style:style style:name="T45" style:family="text">
      <style:text-properties style:font-name="Times New Roman" fo:font-size="14.5pt" fo:language="ru" fo:country="RU" officeooo:rsid="00048ff7" style:font-size-asian="14.5pt"/>
    </style:style>
    <style:style style:name="T46" style:family="text">
      <style:text-properties style:font-name="Times New Roman" fo:font-size="14.5pt" fo:language="ru" fo:country="RU" fo:font-style="normal" fo:font-weight="normal" officeooo:rsid="00185512" style:font-size-asian="14.5pt" style:font-style-asian="normal" style:font-weight-asian="normal" style:font-style-complex="normal" style:font-weight-complex="normal"/>
    </style:style>
    <style:style style:name="T47" style:family="text">
      <style:text-properties style:font-name="Times New Roman" fo:font-size="14.5pt" fo:font-weight="normal" style:font-size-asian="14.5pt" style:font-weight-asian="normal" style:font-weight-complex="normal"/>
    </style:style>
    <style:style style:name="T48" style:family="text">
      <style:text-properties style:font-name="Times New Roman" fo:font-size="14.5pt" fo:font-weight="normal" officeooo:rsid="000597e1" style:font-size-asian="14.5pt" style:font-weight-asian="normal" style:font-weight-complex="normal"/>
    </style:style>
    <style:style style:name="T49" style:family="text">
      <style:text-properties style:font-name="Times New Roman" fo:font-size="14.5pt" fo:font-weight="normal" officeooo:rsid="0006b1d1" style:font-size-asian="14.5pt" style:font-weight-asian="normal" style:font-weight-complex="normal"/>
    </style:style>
    <style:style style:name="T50" style:family="text">
      <style:text-properties style:font-name="Times New Roman" fo:font-size="14.5pt" fo:font-weight="normal" officeooo:rsid="0007c259" style:font-size-asian="14.5pt" style:font-weight-asian="normal" style:font-weight-complex="normal"/>
    </style:style>
    <style:style style:name="T51" style:family="text">
      <style:text-properties style:font-name="Times New Roman" fo:font-size="14.5pt" fo:font-weight="normal" officeooo:rsid="001667f6" style:font-size-asian="14.5pt" style:font-weight-asian="normal" style:font-weight-complex="normal"/>
    </style:style>
    <style:style style:name="T52" style:family="text">
      <style:text-properties style:font-name="Times New Roman" fo:font-size="14.5pt" fo:font-style="normal" style:font-size-asian="14.5pt" style:font-style-asian="normal" style:font-style-complex="normal"/>
    </style:style>
    <style:style style:name="T53" style:family="text">
      <style:text-properties style:font-name="Times New Roman" fo:font-size="14.5pt" fo:font-style="normal" officeooo:rsid="0006b1d1" style:font-size-asian="14.5pt" style:font-style-asian="normal" style:font-style-complex="normal"/>
    </style:style>
    <style:style style:name="T54" style:family="text">
      <style:text-properties style:font-name="Times New Roman" fo:font-size="14.5pt" fo:font-style="normal" officeooo:rsid="000c7a77" style:font-size-asian="14.5pt" style:font-style-asian="normal" style:font-style-complex="normal"/>
    </style:style>
    <style:style style:name="T55" style:family="text">
      <style:text-properties style:font-name="Times New Roman" fo:font-size="14.5pt" fo:font-style="normal" officeooo:rsid="0010449e" style:font-size-asian="14.5pt" style:font-style-asian="normal" style:font-style-complex="normal"/>
    </style:style>
    <style:style style:name="T56" style:family="text">
      <style:text-properties style:font-name="Times New Roman" fo:font-size="14.5pt" fo:font-style="normal" officeooo:rsid="001539bf" style:font-size-asian="14.5pt" style:font-style-asian="normal" style:font-style-complex="normal"/>
    </style:style>
    <style:style style:name="T57" style:family="text">
      <style:text-properties style:font-name="Times New Roman" fo:font-size="14.5pt" fo:font-style="normal" officeooo:rsid="00185512" style:font-size-asian="14.5pt" style:font-style-asian="normal" style:font-style-complex="normal"/>
    </style:style>
    <style:style style:name="T58" style:family="text">
      <style:text-properties style:font-name="Times New Roman" fo:font-size="14.5pt" fo:font-style="normal" officeooo:rsid="001ad2ea" style:font-size-asian="14.5pt" style:font-style-asian="normal" style:font-style-complex="normal"/>
    </style:style>
    <style:style style:name="T59" style:family="text">
      <style:text-properties style:font-name="Times New Roman" fo:font-size="14.5pt" fo:font-style="normal" officeooo:rsid="001cef29" style:font-size-asian="14.5pt" style:font-style-asian="normal" style:font-style-complex="normal"/>
    </style:style>
    <style:style style:name="T60" style:family="text">
      <style:text-properties style:font-name="Times New Roman" fo:font-size="14.5pt" fo:font-style="normal" style:font-size-asian="14.5pt" style:font-style-asian="normal" style:font-size-complex="14.5pt" style:font-style-complex="normal"/>
    </style:style>
    <style:style style:name="T61" style:family="text">
      <style:text-properties style:font-name="Times New Roman" fo:font-size="14.5pt" fo:font-style="normal" officeooo:rsid="0009cb5a" style:font-size-asian="14.5pt" style:font-style-asian="normal" style:font-size-complex="14.5pt" style:font-style-complex="normal"/>
    </style:style>
    <style:style style:name="T62" style:family="text">
      <style:text-properties style:font-name="Times New Roman" fo:font-size="14.5pt" fo:font-style="normal" fo:font-weight="normal" style:font-size-asian="14.5pt" style:font-style-asian="normal" style:font-weight-asian="normal" style:font-style-complex="normal" style:font-weight-complex="normal"/>
    </style:style>
    <style:style style:name="T63" style:family="text">
      <style:text-properties style:font-name="Times New Roman" fo:font-size="14.5pt" fo:font-style="normal" fo:font-weight="normal" officeooo:rsid="0007c259" style:font-size-asian="14.5pt" style:font-style-asian="normal" style:font-weight-asian="normal" style:font-style-complex="normal" style:font-weight-complex="normal"/>
    </style:style>
    <style:style style:name="T64" style:family="text">
      <style:text-properties style:font-name="Times New Roman" fo:font-size="14.5pt" fo:font-style="normal" fo:font-weight="normal" style:font-size-asian="14.5pt" style:font-style-asian="normal" style:font-weight-asian="normal" style:font-size-complex="14.5pt" style:font-style-complex="normal" style:font-weight-complex="normal"/>
    </style:style>
    <style:style style:name="T65" style:family="text">
      <style:text-properties style:font-name="Times New Roman" fo:font-size="14.5pt" fo:font-style="normal" fo:font-weight="normal" officeooo:rsid="0019c99b" style:font-size-asian="14.5pt" style:font-style-asian="normal" style:font-weight-asian="normal" style:font-size-complex="14.5pt" style:font-style-complex="normal" style:font-weight-complex="normal"/>
    </style:style>
    <style:style style:name="T66" style:family="text">
      <style:text-properties style:font-name="Times New Roman" fo:font-size="14.5pt" fo:font-style="normal" fo:font-weight="normal" officeooo:rsid="001ad2ea" style:font-size-asian="14.5pt" style:font-style-asian="normal" style:font-weight-asian="normal" style:font-size-complex="14.5pt" style:font-style-complex="normal" style:font-weight-complex="normal"/>
    </style:style>
    <style:style style:name="T67" style:family="text">
      <style:text-properties style:font-name="Times New Roman" fo:font-size="14.5pt" fo:font-style="normal" style:text-underline-style="none" style:font-size-asian="14.5pt" style:font-style-asian="normal" style:font-style-complex="normal"/>
    </style:style>
    <style:style style:name="T68" style:family="text">
      <style:text-properties style:font-name="Times New Roman" fo:font-size="14.5pt" fo:font-weight="bold" style:font-size-asian="14.5pt" style:font-weight-asian="bold" style:font-weight-complex="bold"/>
    </style:style>
    <style:style style:name="T69" style:family="text">
      <style:text-properties style:font-name="Times New Roman" fo:font-weight="bold" style:font-weight-asian="bold"/>
    </style:style>
    <style:style style:name="T70" style:family="text">
      <style:text-properties style:font-name="Times New Roman" fo:font-weight="bold" officeooo:rsid="00185512" style:font-weight-asian="bold"/>
    </style:style>
    <style:style style:name="T71" style:family="text">
      <style:text-properties style:font-name="Times New Roman" fo:font-style="italic" style:font-style-asian="italic"/>
    </style:style>
    <style:style style:name="T72" style:family="text">
      <style:text-properties style:font-name="Times New Roman" fo:font-size="12pt" fo:font-style="italic" fo:font-weight="bold" style:font-size-asian="12pt" style:font-style-asian="italic" style:font-weight-asian="bold"/>
    </style:style>
    <style:style style:name="T73" style:family="text">
      <style:text-properties style:font-name="Times New Roman" fo:language="en" fo:country="US" fo:font-weight="bold" officeooo:rsid="001667f6" style:font-weight-asian="bold"/>
    </style:style>
    <style:style style:name="T74" style:family="text">
      <style:text-properties style:font-name="Times New Roman" officeooo:rsid="0019c99b"/>
    </style:style>
    <style:style style:name="T75" style:family="text">
      <style:text-properties style:font-name="Times New Roman" officeooo:rsid="001dd083"/>
    </style:style>
    <style:style style:name="T76" style:family="text">
      <style:text-properties fo:font-style="italic" style:font-style-asian="italic" style:font-style-complex="normal"/>
    </style:style>
    <style:style style:name="T77" style:family="text">
      <style:text-properties fo:font-style="normal" style:font-style-asian="normal" style:font-style-complex="normal"/>
    </style:style>
    <style:style style:name="T78" style:family="text">
      <style:text-properties fo:font-style="normal" officeooo:rsid="0009cb5a" style:font-style-asian="normal" style:font-style-complex="normal"/>
    </style:style>
    <style:style style:name="T79" style:family="text">
      <style:text-properties officeooo:rsid="0009cb5a"/>
    </style:style>
    <style:style style:name="T80" style:family="text">
      <style:text-properties fo:font-variant="normal" fo:text-transform="none" fo:color="#000000" style:font-name="Times New Roman" fo:font-size="14.5pt" fo:letter-spacing="normal" fo:font-style="normal" fo:font-weight="normal" style:font-size-asian="14.5pt" style:font-size-complex="14.5pt"/>
    </style:style>
    <style:style style:name="T81" style:family="text">
      <style:text-properties fo:font-variant="normal" fo:text-transform="none" fo:color="#000000" style:font-name="Times New Roman" fo:font-size="14.5pt" fo:letter-spacing="normal" fo:font-style="normal" fo:font-weight="normal" officeooo:rsid="0019c99b" style:font-size-asian="14.5pt"/>
    </style:style>
    <style:style style:name="T82" style:family="text">
      <style:text-properties fo:font-variant="normal" fo:text-transform="none" fo:color="#000000" style:font-name="Times New Roman" fo:font-size="14.5pt" fo:letter-spacing="normal" fo:font-style="normal" fo:font-weight="normal" officeooo:rsid="001aceb3" style:font-size-asian="14.5pt"/>
    </style:style>
    <style:style style:name="T83" style:family="text">
      <style:text-properties fo:font-variant="normal" fo:text-transform="none" fo:color="#000000" style:font-name="Times New Roman" fo:font-size="14.5pt" fo:letter-spacing="normal" fo:font-style="normal" fo:font-weight="normal" officeooo:rsid="0019c99b" style:font-size-asian="14.5pt" style:font-style-asian="italic"/>
    </style:style>
    <style:style style:name="T84" style:family="text">
      <style:text-properties fo:font-variant="normal" fo:text-transform="none" fo:color="#000000" style:font-name="Times New Roman" fo:font-size="14.5pt" fo:letter-spacing="normal" fo:font-style="italic" fo:font-weight="normal" officeooo:rsid="0019c99b" style:font-size-asian="14.5pt" style:font-style-asian="italic"/>
    </style:style>
    <style:style style:name="T85" style:family="text">
      <style:text-properties fo:font-variant="normal" fo:text-transform="none" fo:color="#000000" style:font-name="Times New Roman1" fo:font-size="14.5pt" fo:letter-spacing="normal" fo:font-style="normal" fo:font-weight="normal" style:font-size-asian="14.5pt" style:font-size-complex="14.5pt"/>
    </style:style>
    <style:style style:name="T86" style:family="text">
      <style:text-properties fo:font-variant="normal" fo:text-transform="none" fo:color="#000000" style:font-name="Times New Roman1" fo:font-size="14pt" fo:letter-spacing="normal" fo:font-style="italic" fo:font-weight="normal" style:font-size-asian="14.5pt" style:font-style-asian="italic" style:font-style-complex="italic"/>
    </style:style>
    <style:style style:name="T87" style:family="text">
      <style:text-properties fo:font-variant="normal" fo:text-transform="none" fo:color="#000000" style:font-name="Times New Roman1" fo:font-size="14pt" fo:letter-spacing="normal" fo:font-style="normal" fo:font-weight="normal" style:font-size-asian="14.5pt"/>
    </style:style>
    <style:style style:name="T88" style:family="text">
      <style:text-properties fo:font-variant="normal" fo:text-transform="none" fo:color="#000000" style:font-name="Times New Roman1" fo:font-size="14pt" fo:letter-spacing="normal" fo:font-style="normal" fo:font-weight="normal" officeooo:rsid="001cef29" style:font-size-asian="14.5pt" style:font-style-asian="italic"/>
    </style:style>
    <style:style style:name="T89" style:family="text">
      <style:text-properties fo:font-variant="normal" fo:text-transform="none" fo:color="#000000" style:font-name="Times New Roman1" fo:font-size="14pt" fo:letter-spacing="normal" fo:font-style="normal" fo:font-weight="normal" officeooo:rsid="001cef29" style:font-size-asian="14.5pt" style:font-style-asian="normal" style:font-style-complex="normal"/>
    </style:style>
    <style:style style:name="T90" style:family="text">
      <style:text-properties fo:font-variant="normal" fo:text-transform="none" fo:color="#000000" style:font-name="Times New Roman1" fo:font-size="14pt" fo:letter-spacing="normal" fo:font-style="normal" fo:font-weight="normal" officeooo:rsid="0019c99b" style:font-size-asian="14.5pt"/>
    </style:style>
    <style:style style:name="T91" style:family="text">
      <style:text-properties fo:font-variant="normal" fo:text-transform="none" fo:color="#000000" style:font-name="Times New Roman1" fo:letter-spacing="normal" fo:font-style="normal" fo:font-weight="normal"/>
    </style:style>
    <style:style style:name="T92" style:family="text">
      <style:text-properties fo:font-variant="normal" fo:text-transform="none" fo:color="#000000" style:font-name="Times New Roman1" fo:letter-spacing="normal" fo:font-style="italic" fo:font-weight="normal" style:font-style-asian="italic" style:font-style-complex="italic"/>
    </style:style>
    <style:style style:name="T93" style:family="text">
      <style:text-properties fo:font-variant="normal" fo:text-transform="none" fo:color="#000000" style:font-name="Times New Roman" fo:font-size="14pt" fo:letter-spacing="normal" fo:font-style="normal" fo:font-weight="normal" style:font-size-asian="14.5pt" style:font-style-asian="normal" style:font-style-complex="normal"/>
    </style:style>
    <style:style style:name="T94" style:family="text">
      <style:text-properties fo:font-variant="normal" fo:text-transform="none" fo:color="#000000" style:font-name="Times New Roman" fo:font-size="14pt" fo:letter-spacing="normal" fo:font-style="normal" fo:font-weight="normal" officeooo:rsid="0009cb5a" style:font-size-asian="14.5pt" style:font-style-asian="normal" style:font-style-complex="normal"/>
    </style:style>
    <style:style style:name="T95" style:family="text">
      <style:text-properties fo:font-variant="normal" fo:text-transform="none" fo:color="#000000" fo:letter-spacing="normal" fo:font-style="normal" fo:font-weight="normal" officeooo:rsid="0009cb5a" style:font-style-asian="normal" style:font-style-complex="normal"/>
    </style:style>
    <style:style style:name="T96" style:family="text">
      <style:text-properties style:font-name="Times New Roman" fo:font-size="14.5pt" fo:font-style="normal" style:font-size-asian="14.5pt" style:font-style-asian="normal" style:font-style-complex="normal"/>
    </style:style>
    <style:style style:name="T97" style:family="text">
      <style:text-properties style:font-name="Times New Roman" fo:font-size="14.5pt" fo:font-style="normal" officeooo:rsid="0009cb5a" style:font-size-asian="14.5pt" style:font-style-asian="normal" style:font-style-complex="normal"/>
    </style:style>
    <style:style style:name="T98" style:family="text">
      <style:text-properties style:font-name="Times New Roman" fo:font-size="14.5pt" fo:font-style="normal" style:font-size-asian="14.5pt" style:font-style-asian="normal" style:font-size-complex="14.5pt" style:font-style-complex="normal"/>
    </style:style>
    <style:style style:name="T99" style:family="text">
      <style:text-properties style:font-name="Times New Roman" fo:font-size="14.5pt" fo:font-style="italic" style:font-size-asian="14.5pt" style:font-style-asian="italic" style:font-size-complex="14.5pt" style:font-style-complex="normal"/>
    </style:style>
    <style:style style:name="T100" style:family="text">
      <style:text-properties fo:font-weight="bold" style:font-weight-asian="bold"/>
    </style:style>
    <style:style style:name="T101" style:family="text">
      <style:text-properties fo:font-weight="bold" officeooo:rsid="001aceb3" style:font-weight-asian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<text:span text:style-name="T69">ГЛАВА ПЕРВАЯ</text:span></text:p>
      <text:p text:style-name="P20"><text:span text:style-name="T1">ОБХОДНЫЕ ПУТИ К ОПРЕДЕЛЕНИЮ СУЩЕСТВА ФИЛОСОФИИ (МЕТАФИЗИКИ) И НЕОБХОДИМОСТЬ УВИДЕТЬ МЕТАФИЗИКУ В ЛИЦО</text:span></text:p>
      <text:p text:style-name="P20"><text:span text:style-name="T1"/></text:p>
      <text:p text:style-name="P20"><text:span text:style-name="T26">§ 1. Несравнимость философии</text:span></text:p>
      <text:p text:style-name="P20"><text:span text:style-name="T26"/></text:p>
      <text:p text:style-name="P24"><text:span text:style-name="T2">а) Философия — ни наука, </text:span><text:span text:style-name="T3">ни мировоззренческая проповедь</text:span></text:p>
      <text:p text:style-name="P1"><text:span text:style-name="T3"/></text:p>
      <text:p text:style-name="P1"><text:span text:style-name="T3">«</text:span><text:span text:style-name="T2">Основные понятия метафизик</text:span><text:span text:style-name="T45">и»</text:span><text:span text:style-name="T2"> Это название мало о чем дает догадываться, при том что по своей форме оно совершенно ясно. Мы понимаем: перед нами отчетливо очерченная дисциплина, именуемая «метафизикой».</text:span></text:p>
      <text:p text:style-name="P1"><text:span text:style-name="T4">Так как </text:span><text:span text:style-name="T2">метафизика — центральное учение всей философии, разбор</text:span></text:p>
      <text:p text:style-name="P1"><text:span text:style-name="T2">ее основных черт превращается в сжатое изложение главного содержания философии.</text:span></text:p>
      <text:p text:style-name="P2"><text:span text:style-name="T2">В философии разные концепции, позиции и школы сталкиваются и раздирают друг друга — </text:span><text:span text:style-name="T4">все нестабильно.</text:span></text:p>
      <text:p text:style-name="P2"><text:span text:style-name="T2">Философия, а прежде всего именно метафизика, просто пока еще не достигла зрелости науки. </text:span><text:span text:style-name="T5">В</text:span><text:span text:style-name="T4">озможно, </text:span><text:span text:style-name="T5">ф</text:span><text:span text:style-name="T2">илософия как абсолютная </text:span><text:span text:style-name="T4">наука — непревосходимый идеал? </text:span><text:span text:style-name="T5">Или измерение ценности ф</text:span><text:span text:style-name="T2">илософии идеей науки</text:span><text:span text:style-name="T5"> е</text:span><text:span text:style-name="T2">сть уже фатальнейшее принижение ее подлинн</text:span><text:span text:style-name="T5">о</text:span><text:span text:style-name="T2">го существа?</text:span></text:p>
      <text:p text:style-name="P3"><text:span text:style-name="T5">Однако, </text:span><text:span text:style-name="T2">истолкование философии как мировоззренческой проповеди — ничуть не меньшее </text:span><text:span text:style-name="T5">заблуждение, чем ее характеристика как науки.</text:span></text:p>
      <text:p text:style-name="P1"><text:span text:style-name="T2"/></text:p>
      <text:p text:style-name="P26"><text:span text:style-name="T43">b</text:span><text:span text:style-name="T2">) К сущностному определению философии не ведет </text:span></text:p>
      <text:p text:style-name="P26"><text:span text:style-name="T2">окольный путь сравнения с искусством и религией</text:span></text:p>
      <text:p text:style-name="P1"><text:span text:style-name="T5"/></text:p>
      <text:p text:style-name="P3"><text:span text:style-name="T5">С</text:span><text:span text:style-name="T2">равнение философии с искусством и религией — оправданное и необходимое приравнивание по существу. </text:span></text:p>
      <text:p text:style-name="P3"><text:span text:style-name="T2">Равенство, однако, не означает здесь одинаковости.</text:span></text:p>
      <text:p text:style-name="P23"><text:span text:style-name="T2">Но даже в этом сравнении невозможно уловить суть философии.</text:span></text:p>
      <text:p text:style-name="P23"><text:span text:style-name="T2"/></text:p>
      <text:p text:style-name="P25"><text:span text:style-name="T5">с) Подход к сущностному определению философии </text:span><text:span text:style-name="T2">путем историографической ориентировки </text:span><text:span text:style-name="T5">как иллюзия</text:span></text:p>
      <text:p text:style-name="P25"><text:span text:style-name="T5"/></text:p>
      <text:p text:style-name="P28"><text:span text:style-name="T5">О</text:span><text:span text:style-name="T2">стается последний выход: осведомиться у истории.</text:span></text:p>
      <text:p text:style-name="P32"><text:span text:style-name="T2">В этом случае у нас есть три вопроса:</text:span></text:p>
      <text:p text:style-name="P3"><text:span text:style-name="T48"><text:tab/>1. </text:span><text:span text:style-name="T2">Откуда </text:span><text:span text:style-name="T48">идет слово </text:span><text:span text:style-name="T37">метафизика</text:span><text:span text:style-name="T48"> и каково его ближайшее значение?</text:span></text:p>
      <text:p text:style-name="P4"><text:span text:style-name="T48"><text:tab/>2. </text:span><text:span text:style-name="T49">Как п</text:span><text:span text:style-name="T2">роникнуть в то,</text:span><text:span text:style-name="T48"> ч</text:span><text:span text:style-name="T2">то определяется </text:span><text:span text:style-name="T6">как метафизика?</text:span></text:p>
      <text:p text:style-name="P4"><text:span text:style-name="T6"><text:tab/>3. Можно ли </text:span><text:span text:style-name="T2">пробиться к самой </text:span><text:span text:style-name="T26">названной здесь </text:span><text:span text:style-name="T27">вещи</text:span><text:span text:style-name="T53">?</text:span></text:p>
      <text:p text:style-name="P4"><text:span text:style-name="T53">Вот т</text:span><text:span text:style-name="T2">олько никакая историография еще не даст нам почувствовать, что такое</text:span></text:p>
      <text:p text:style-name="P4"><text:span text:style-name="T2">сама по себе метафизика, если мы заранее уже этого не знаем.</text:span></text:p>
      <text:p text:style-name="P4"><text:span text:style-name="T2"/></text:p>
      <text:p text:style-name="P4"><text:soft-page-break/><text:span text:style-name="T26">§ 2. Определение философии из нее самой </text:span></text:p>
      <text:p text:style-name="P4"><text:span text:style-name="T26">по путеводной нити изречения Новалиса</text:span></text:p>
      <text:p text:style-name="P4"><text:span text:style-name="T26"/></text:p>
      <text:p text:style-name="P26"><text:span text:style-name="T53">а</text:span><text:span text:style-name="T2">) Ускользание метафизики (философствования) </text:span></text:p>
      <text:p text:style-name="P26"><text:span text:style-name="T2">как человеческого дела в темноту существа человека</text:span></text:p>
      <text:p text:style-name="P26"><text:span text:style-name="T2"/></text:p>
      <text:p text:style-name="P29"><text:span text:style-name="T2">Наш негативный результат гласит: философию нельзя уловить и определить окольным путем и в качестве чего-то другого, чем она сама. Она сама </text:span><text:span text:style-name="T26">есть</text:span><text:span text:style-name="T2">, только когда мы философствуем. </text:span><text:span text:style-name="T26">Философия есть философствование.</text:span></text:p>
      <text:p text:style-name="P4"><text:span text:style-name="T63">Ф</text:span><text:span text:style-name="T47">илософия —</text:span><text:span text:style-name="T2"> вовсе не заурядное занятие, в котором мы по настроению коротаем время, не просто собрание познаний; но — мы лишь смутно это чувствуем — нечто нацеленное на целое и предельнейшее, в чем человек выговаривается до последней ясности и ведет последний </text:span><text:span text:style-name="T47">спор.</text:span></text:p>
      <text:p text:style-name="P4"><text:span text:style-name="T47"/></text:p>
      <text:p text:style-name="P26"><text:span text:style-name="T2">b) Ностальгия как фундаментальное настроение философствования и вопросы о мире, конечности, отъединенности</text:span></text:p>
      <text:p text:style-name="P26"><text:span text:style-name="T2"/></text:p>
      <text:p text:style-name="P30"><text:span text:style-name="T26">Новалис </text:span><text:span text:style-name="T2">говорит в одном фрагменте: </text:span></text:p>
      <text:p text:style-name="P30"><text:span text:style-name="T2">≪Философия есть, собственно, ностальгия, тяга повсюду быть дома≫</text:span></text:p>
      <text:p text:style-name="P5"><text:span text:style-name="T50">Н</text:span><text:span text:style-name="T47">остальгия — существует ли сегодня </text:span><text:span text:style-name="T2">вообще такое? Не стала ли она невразумительным </text:span><text:span text:style-name="T47">словом, даже в повседневной жизни? </text:span><text:span text:style-name="T50">Хотя </text:span><text:span text:style-name="T39">Н</text:span><text:span text:style-name="T26">овалис — </text:span><text:span text:style-name="T2">все-таки лишь поэт и отнюдь не научный философ</text:span><text:span text:style-name="T7">, в</text:span><text:span text:style-name="T2">се же вспомним о том одном, что искусство — к нему принадлежит и поэзия — сестра философии</text:span></text:p>
      <text:p text:style-name="P1"><text:span text:style-name="T2">и что всякая наука по отнош</text:span><text:span text:style-name="T7">е</text:span><text:span text:style-name="T2">нию к философии, возможно, только служанка.</text:span></text:p>
      <text:p text:style-name="P1"><text:span text:style-name="T2"/></text:p>
      <text:p text:style-name="P1"><text:span text:style-name="T2">Подобной тягой философия может быть, только когда философствующие повсюду </text:span><text:span text:style-name="T26">не </text:span><text:span text:style-name="T2">дома. Повсюду быть дома — это значит всегда и, главное, в целом</text:span><text:span text:style-name="T8">, быть в мире.</text:span><text:span text:style-name="T2"> Мы спрашиваем: </text:span><text:span text:style-name="T26">что это такое </text:span><text:span text:style-name="T2">— </text:span><text:span text:style-name="T26">мир?</text:span></text:p>
      <text:p text:style-name="P1"><text:span text:style-name="T2">Туда, к бытию, в целом тянет нас в нашей ностальгии.</text:span></text:p>
      <text:p text:style-name="P1"><text:span text:style-name="T2">Наше бытие есть это притяжение. Но «нас тянет» — это значит нас одновременно что-то неким образом тащит назад, мы пребываем в некоей оттягивающей тяготе. Мы называем это </text:span><text:span text:style-name="T26">конечностью.</text:span></text:p>
      <text:p text:style-name="P1"><text:span text:style-name="T2">Конечность не свойство, просто приданное нам, но </text:span><text:span text:style-name="T26">фундаментальный способ нашего бытия</text:span><text:span text:style-name="T28">. Е</text:span><text:span text:style-name="T2">е соблюдение — сокровеннейший процесс нашего конечного бытия, т. е. нашей сокровеннейшей обращенности к концу.</text:span></text:p>
      <text:p text:style-name="P6"><text:span text:style-name="T9">В ней</text:span><text:span text:style-name="T2"> в конечном итоге совершается </text:span><text:span text:style-name="T26">уединение </text:span><text:span text:style-name="T2">человека до его вот-бытия.</text:span></text:p>
      <text:p text:style-name="P6"><text:span text:style-name="T2"/></text:p>
      <text:p text:style-name="P6"><text:span text:style-name="T2">Философия, метафизика есть ностальгия, стремление быть повсюду дома, потребность — не слепая и растерянная, но пробуждающаяся в нас и побуждающая именно к таким вопросам в их единстве, какие мы только что ставили: что такое мир, конечность, уединение?</text:span></text:p>
      <text:p text:style-name="P6"><text:span text:style-name="T93">Н</text:span><text:span text:style-name="T94">ам нужен</text:span><text:span text:style-name="T93"> молот понимания таких понятий, способных пробить путь</text:span><text:span text:style-name="T52"> понимани</text:span><text:span text:style-name="T97">я</text:span><text:span text:style-name="T52"> и понятия исконного рода.</text:span></text:p>
      <text:p text:style-name="P6"><text:soft-page-break/><text:span text:style-name="T99">Метафизические понятия</text:span><text:span text:style-name="T60"> не то, что можно было бы выучить, повторять,</text:span></text:p>
      <text:p text:style-name="P35"><text:span text:style-name="T77">применять на практике</text:span><text:span text:style-name="T76">, </text:span><text:span text:style-name="T78">а</text:span> главное, <text:span text:style-name="T79">о</text:span>хвати<text:span text:style-name="T79">ть</text:span> <text:span text:style-name="T77">их </text:span><text:span text:style-name="T78">в</text:span><text:span text:style-name="T77"> понятийной строгости</text:span><text:span text:style-name="T78">,</text:span></text:p>
      <text:p text:style-name="P35"><text:span text:style-name="T95">если заранее не быть захваченным тем, что они призваны охватить.</text:span><text:span text:style-name="T78"> </text:span></text:p>
      <text:p text:style-name="P6"><text:span text:style-name="T61">Э</text:span><text:span text:style-name="T10">той захваченн</text:span><text:span text:style-name="T11">ости</text:span><text:span text:style-name="T10">, </text:span><text:span text:style-name="T2">ее пробуждению и насаждению, служит главное усилие </text:span><text:span text:style-name="T10">философствования, </text:span><text:span text:style-name="T11">она</text:span><text:span text:style-name="T2"> исходит из </text:span><text:span text:style-name="T26">настроения </text:span><text:span text:style-name="T2">и пребывает в таковом.</text:span></text:p>
      <text:p text:style-name="P6"><text:span text:style-name="T2">Поскольку понимание и философствование не рядовое занятие в числе других, но совершается в </text:span><text:span text:style-name="T26">основании </text:span><text:span text:style-name="T2">человеческого бытия, то настроения, из которых вырастают философская захваченность суть </text:span><text:span text:style-name="T26">основные настроения </text:span><text:span text:style-name="T2">нашего бытия, такие, которые постоянно и сущностно пронизывают своей мелодией человека, хотя он совсем не обязательно должен всегда и распознавать их как таковые.</text:span></text:p>
      <text:p text:style-name="P6"><text:span text:style-name="T2"/></text:p>
      <text:p text:style-name="P6"><text:span text:style-name="T26">§ 3. Метафизическое мышление как мышление в предельных понятиях</text:span><text:span text:style-name="T2">, </text:span><text:span text:style-name="T26">охватывающих целое и захватывающих экзистенцию</text:span></text:p>
      <text:p text:style-name="P6"><text:span text:style-name="T26"/></text:p>
      <text:p text:style-name="P6"><text:span text:style-name="T2">Оказалось, что стремление быть дома </text:span><text:span text:style-name="T26">повсюду</text:span><text:span text:style-name="T2">, т. е. экзистировать в </text:span><text:span text:style-name="T26">совокупном целом </text:span><text:span text:style-name="T2">сущего, есть не что иное, как потребность задаться своеобразным вопросом, что значит это «в целом», именуемое нами </text:span><text:span text:style-name="T26">миром. </text:span><text:span text:style-name="T2">В нашем вопрошании и искании, дает о себе знать </text:span><text:span text:style-name="T26">конечность </text:span><text:span text:style-name="T2">человека. То, что совершается в этой обусловленности концом, есть последнее </text:span><text:span text:style-name="T26">уединение </text:span><text:span text:style-name="T2">человека, когда каждый за себя как единственный стоит перед целым. Так оказалось, что это охватывающе-понимающее вопрошание коренится, по существу, в той </text:span><text:span text:style-name="T26">захваченности</text:span><text:span text:style-name="T2">, которая призвана нас определять и на почве которой мы обретаем способность понимания того, о чем спрашиваем. Всякая захваченность коренится в настроении. В конечном итоге то, что Новалис называет </text:span><text:span text:style-name="T26">ностальгией</text:span><text:span text:style-name="T2">, есть </text:span><text:span text:style-name="T26">фундаментальное настроение философствования.</text:span></text:p>
      <text:p text:style-name="P6"><text:span text:style-name="T26"/></text:p>
      <text:p text:style-name="P34"><text:span text:style-name="T2">Нам придется пока оставить открытым, что это вообще такое — метафизика.</text:span></text:p>
      <text:p text:style-name="P7"><text:span text:style-name="T54">Это </text:span><text:span text:style-name="T2">не специализированная наука, где мы с помощью некой умственной техники дознаемся </text:span><text:span text:style-name="T54">до чего-то в ограниченной предметной области.</text:span></text:p>
      <text:p text:style-name="P7"><text:span text:style-name="T54">Е</text:span><text:span text:style-name="T2">е основные понятия — суть представления, в которых мы представляем себе нечто общее или нечто вообще, нечто в аспекте того универсального, что многие вещи имеют между собою сообща.</text:span></text:p>
      <text:p text:style-name="P7"><text:span text:style-name="T2">Метафизика есть вопрошание, в котором мы пытаемся охватить своими вопросами совокупное целое сущего и спрашиваем о нем так, что сами оказываемся поставлены под вопрос.</text:span></text:p>
      <text:p text:style-name="P7"><text:span text:style-name="T14">О</text:span><text:span text:style-name="T2">сновные понятия </text:span><text:span text:style-name="T14">метафизики</text:span><text:span text:style-name="T2"> схватывают каждый раз целое, они предельные смыслы, вбирающие понятия, они захватывают и понимающего человека и его бытие так, что первого нет без второго, и наоборот.</text:span></text:p>
      <text:p text:style-name="P7"><text:span text:style-name="T14">Собственно,</text:span><text:span text:style-name="T2"> </text:span><text:span text:style-name="T14">м</text:span><text:span text:style-name="T2">етафизическая мысль </text:span><text:span text:style-name="T52">—</text:span></text:p>
      <text:p text:style-name="P7"><text:span text:style-name="T2">мысль, нацеленная на целое и захватывающая экзистенцию.</text:span></text:p>
      <text:p text:style-name="P22"><text:span text:style-name="T69"/></text:p>
      <text:p text:style-name="P22"><text:soft-page-break/><text:span text:style-name="T69">ГЛАВА ВТОРАЯ</text:span></text:p>
      <text:p text:style-name="P20"><text:span text:style-name="T1">ДВУСМЫСЛЕННОСТЬ В СУЩЕСТВЕ ФИЛОСОФИИ (МЕТАФИЗИКИ)</text:span></text:p>
      <text:p text:style-name="P20"><text:span text:style-name="T1"/></text:p>
      <text:p text:style-name="P1"><text:span text:style-name="T29">§ 4. Двусмысленность в философствовании вообще: </text:span><text:span text:style-name="T26">неуверенность, является или нет философия наукой </text:span><text:span text:style-name="T29">и мировоззренческой проповедью</text:span></text:p>
      <text:p text:style-name="P33"><text:span text:style-name="T3"/></text:p>
      <text:p text:style-name="P1"><text:span text:style-name="T52">Ф</text:span><text:span text:style-name="T2">илософия выглядит научным обоснованием и описанием мировоззрения, будучи, однако, чем-то иным. Эта двоякая видимость придает философии постоянную </text:span><text:span text:style-name="T26">неудостоверяемос</text:span><text:span text:style-name="T30">т</text:span><text:span text:style-name="T26">ь.</text:span><text:span text:style-name="T52"> </text:span><text:span text:style-name="T55">К</text:span><text:span text:style-name="T2">ажется, что ее никогда не удается</text:span><text:span text:style-name="T15"> </text:span><text:span text:style-name="T2">достаточно снабдить научным и опытным познанием, — и вместе с тем эта «никогда-не-достаточность» научных познаний в решающий момент всегда оказывается избытком. С другой стороны, философия требует применять свои познания на практике, претворяя их в фактическую жизнь</text:span><text:span text:style-name="T15">, но о</text:span><text:span text:style-name="T2">казывается, что эти усилия остаются вне философствования.</text:span></text:p>
      <text:p text:style-name="P1"><text:span text:style-name="T2"/></text:p>
      <text:p text:style-name="P8"><text:span text:style-name="T55">Так как ф</text:span><text:span text:style-name="T2">илософию знают большей частью </text:span><text:span text:style-name="T52">как науку и как мировоззренческую проповедь, р</text:span><text:span text:style-name="T2">ождаются <text:s/>двуполые образования, </text:span></text:p>
      <text:p text:style-name="P9"><text:span text:style-name="T2">влача</text:span><text:span text:style-name="T15">щие</text:span><text:span text:style-name="T2"> литературное существование — </text:span><text:span text:style-name="T16">в</text:span><text:span text:style-name="T2">озникает нечто вроде научного трактата </text:span><text:span text:style-name="T16">или д</text:span><text:span text:style-name="T2">обротн</text:span><text:span text:style-name="T16">ой </text:span><text:span text:style-name="T2">проповед</text:span><text:span text:style-name="T16">и</text:span><text:span text:style-name="T2"> с применением научных выражений и форм мысли, ничуть не буду</text:span><text:span text:style-name="T16">щие</text:span><text:span text:style-name="T2"> </text:span><text:span text:style-name="T55">ф</text:span><text:span text:style-name="T2">илософи</text:span><text:span text:style-name="T16">ей</text:span><text:span text:style-name="T2">. </text:span></text:p>
      <text:p text:style-name="P9"><text:span text:style-name="T16">Н</text:span><text:span text:style-name="T2">аоборот</text:span><text:span text:style-name="T16">,</text:span><text:span text:style-name="T2"> вещь может быть научн</text:span><text:span text:style-name="T16">ым</text:span><text:span text:style-name="T2"> исследование</text:span><text:span text:style-name="T16">м</text:span><text:span text:style-name="T2">, сух</text:span><text:span text:style-name="T16">им</text:span><text:span text:style-name="T2">, трудн</text:span><text:span text:style-name="T16">ым</text:span><text:span text:style-name="T2">, — <text:s/>и тем не менее нес</text:span><text:span text:style-name="T16">ущей</text:span><text:span text:style-name="T2"> философский заряд.</text:span></text:p>
      <text:p text:style-name="P9"><text:span text:style-name="T2"/></text:p>
      <text:p text:style-name="P9"><text:span text:style-name="T2">Так что философия фигурирует в разнообразных обманчивых видах</text:span><text:span text:style-name="T16">. О</text:span><text:span text:style-name="T2">познать ее может только тот, кто </text:span><text:span text:style-name="T16">в</text:span><text:span text:style-name="T2">кладывает в нее все силы.</text:span></text:p>
      <text:p text:style-name="P9"><text:span text:style-name="T2"/></text:p>
      <text:p text:style-name="P9"><text:span text:style-name="T26">§ 5</text:span><text:span text:style-name="T2">. </text:span><text:span text:style-name="T26">Двусмысленность в </text:span><text:span text:style-name="T31">н</text:span><text:span text:style-name="T26">ашем философствовании </text:span></text:p>
      <text:p text:style-name="P9"><text:span text:style-name="T26">здесь и теперь в позиции слушателей и преподавателя</text:span></text:p>
      <text:p text:style-name="P9"><text:span text:style-name="T26"/></text:p>
      <text:p text:style-name="P10"><text:span text:style-name="T67">Двусмысленность философии, однако, всегда </text:span><text:span text:style-name="T2">обостряется</text:span><text:span text:style-name="T17">: <text:s/>ф</text:span><text:span text:style-name="T2">илософия — учебный предмет, экзаменационный предмет, дисциплина, по которой защищают диссертации. </text:span><text:span text:style-name="T17">Что это вообще за предмет, если ф</text:span><text:span text:style-name="T2">илософствование есть последнее выговаривание, в чем человек уединяется до своего чистого вот-бытия, а преподавател</text:span><text:span text:style-name="T10">ь между тем разглагольствует перед массами?</text:span></text:p>
      <text:p text:style-name="P11"><text:span text:style-name="T12">Он убеждает толпу, опираясь на свой авторитет, который работает только тогда, когда толпа его не понимает! Когда его начинают понимать, становится понятно, </text:span><text:span text:style-name="T85">философствует ли он или нет.</text:span><text:span text:style-name="T80"> </text:span><text:span text:style-name="T2">Если </text:span><text:span text:style-name="T18">он</text:span><text:span text:style-name="T2"> не философств</text:span><text:span text:style-name="T18">овал</text:span><text:span text:style-name="T2">, весь авторитет разваливается</text:span><text:span text:style-name="T18">;</text:span><text:span text:style-name="T2"> </text:span><text:span text:style-name="T18">е</text:span><text:span text:style-name="T2">сли философст</text:span><text:span text:style-name="T18">вовал</text:span><text:span text:style-name="T2">, то его</text:span><text:span text:style-name="T10"> никогда </text:span><text:span text:style-name="T12">и</text:span><text:span text:style-name="T10"> не было.</text:span></text:p>
      <text:p text:style-name="P11"><text:span text:style-name="T12">Становится ясно, что </text:span><text:span text:style-name="T10">ф</text:span><text:span text:style-name="T2">илософствование присуще каждому </text:span><text:span text:style-name="T18">человеку, а ч</text:span><text:span text:style-name="T2">тение философских лекций — будь они философствованием или нет — есть двусмысленное начинание, чего в науках не бывает.</text:span></text:p>
      <text:p text:style-name="P10"><text:span text:style-name="T2"/></text:p>
      <text:p text:style-name="P10"><text:span text:style-name="T2"/></text:p>
      <text:p text:style-name="P10"><text:soft-page-break/><text:span text:style-name="T26">§ 6. Истина философии и ее двусмысленност</text:span><text:span text:style-name="T32">ь</text:span></text:p>
      <text:p text:style-name="P10"><text:span text:style-name="T56"/></text:p>
      <text:p text:style-name="P10"><text:span text:style-name="T56">М</text:span><text:span text:style-name="T2">етафизик</text:span><text:span text:style-name="T19">а </text:span><text:span text:style-name="T2">— есть мышление в предельных вбирающих понятиях, спрашивание, которое в каждом вопросе спрашивает о целом. Всякий вопрос о целом захватывает </text:span><text:span text:style-name="T19">и </text:span><text:span text:style-name="T2">спрашивающего, ставит исходя из целого под вопрос.</text:span></text:p>
      <text:p text:style-name="P10"><text:span text:style-name="T2"/></text:p>
      <text:p text:style-name="P10"><text:span text:style-name="T2">Двусмысленность философии вообще означает, что она представляется наукой и мировоззрением, не будучи ни тем, ни другим. </text:span><text:span text:style-name="T19">Она о</text:span><text:span text:style-name="T2">бостряется как раз тогда, когда мы отваживаемся преподнести нечто как философское</text:span><text:span text:style-name="T20">.</text:span></text:p>
      <text:p text:style-name="P10"><text:span text:style-name="T20">У</text:span><text:span text:style-name="T2">беждение, заложенное во всяком преподавании философии, не исчезает и тогда, когда выдвигается требование сплошного обоснования всего и доказательства как решающего критерия. Двусмысленность философии</text:span></text:p>
      <text:p text:style-name="P1"><text:span text:style-name="T2">соблазняет человека дать философии в союзники и водители здравый смысл, который столь же двусмысленно предписывает, что надо думать о ее истине.</text:span></text:p>
      <text:p text:style-name="P1"><text:span text:style-name="T2"/></text:p>
      <text:p text:style-name="P1"><text:span text:style-name="T2">Ближайшим образом философия представляется чем-то таким, что, во-первых, каждого касается и до каждого доходит, и, во-вторых, является предельным и высшим.</text:span></text:p>
      <text:p text:style-name="P1"><text:span text:style-name="T2"/></text:p>
      <text:p text:style-name="P27"><text:span text:style-name="T2">а) Выдавание себя философией за нечто </text:span></text:p>
      <text:p text:style-name="P27"><text:span text:style-name="T2">всех касающееся и всем доступное</text:span></text:p>
      <text:p text:style-name="P31"><text:span text:style-name="T2"/></text:p>
      <text:p text:style-name="P12"><text:span text:style-name="T47">Философия есть нечто такое, что касается каждого. </text:span><text:span text:style-name="T51">П</text:span><text:span text:style-name="T2">овседневное</text:span></text:p>
      <text:p text:style-name="P1"><text:span text:style-name="T2">сознание делает отсюда молчаливый вывод: </text:span><text:span text:style-name="T47">что каждого </text:span><text:span text:style-name="T38">касается</text:span><text:span text:style-name="T47">, до каждого должно </text:span><text:span text:style-name="T38">доходить. </text:span><text:span text:style-name="T62">О</text:span><text:span text:style-name="T2">но должно быть </text:span><text:span text:style-name="T26">само собой </text:span><text:span text:style-name="T2">каждому доступно</text:span><text:span text:style-name="T20">, л</text:span><text:span text:style-name="T2">юбому человеку с улицы, без всяких дальнейших затрат для рассудка.</text:span></text:p>
      <text:p text:style-name="P12"><text:span text:style-name="T47">Философская истина</text:span><text:span text:style-name="T2"> должна доходить до каждого, в согласии с повседневным </text:span><text:span text:style-name="T47">критерием доходчивости.</text:span></text:p>
      <text:p text:style-name="P12"><text:span text:style-name="T47"/></text:p>
      <text:p text:style-name="P27"><text:span text:style-name="T44">b</text:span><text:span text:style-name="T2">) Выдавание себя философией за предельное и высшее</text:span></text:p>
      <text:p text:style-name="P1"><text:span text:style-name="T72"/></text:p>
      <text:p text:style-name="P38"><text:span text:style-name="T73">1</text:span><text:span text:style-name="T69">) Философская истина под видом абсолютно достоверной истины</text:span></text:p>
      <text:p text:style-name="P13"><text:span text:style-name="T62">Философия есть последнее, предельное. </text:span><text:span text:style-name="T46">Т</text:span><text:span text:style-name="T2">акое каждый должен иметь и уметь иметь в </text:span><text:span text:style-name="T26">прочном обладании. </text:span><text:span text:style-name="T52">То</text:span><text:span text:style-name="T2">, что доходит до каждого само, должно обладать </text:span><text:span text:style-name="T26">высшей достоверностью. </text:span></text:p>
      <text:p text:style-name="P13"><text:span text:style-name="T57">Однако м</text:span><text:span text:style-name="T2">ы отказываем философии </text:span><text:span text:style-name="T21">в</text:span><text:span text:style-name="T26"> </text:span><text:span text:style-name="T2">характере абсолютной науки потому, что такая идея существа философии приписывается последней на почве ее двусмысленности, и потому, что эта идея подрывает философию в ее глубочайшей сути.</text:span></text:p>
      <text:p text:style-name="P13"><text:span text:style-name="T2">Самое пустое и одновременно всего меньше связанное с существом человека знание, математическое, не может стать мерилом </text:span><text:span text:style-name="T21">для</text:span><text:span text:style-name="T2"> философского.</text:span></text:p>
      <text:p text:style-name="P13"><text:span text:style-name="T2">Вот почему математическое знание нельзя выставлять перед философским как идеал.</text:span></text:p>
      <text:p text:style-name="P39"><text:soft-page-break/><text:span text:style-name="T70">2</text:span><text:span text:style-name="T69">) Пустота и необязательность аргумента о формальном противоречии. Укорененность философской истины в судьбе человеческого вот-бытия</text:span></text:p>
      <text:p text:style-name="P40"><text:span text:style-name="T1">Существует аргумент, что нелепо и самопротиворечиво с абсолютной достоверность</text:span><text:span text:style-name="T74">ю</text:span><text:span text:style-name="T1"> утверждать отсутствие абсолютной достоверности, ибо тогда останется, по крайней мере, эта достоверность, что нет никакой достоверности, а это значит, что какая-то достоверность всё же имеется.</text:span></text:p>
      <text:p text:style-name="P41"><text:span text:style-name="T1">Однако стоит задуматься о двух вещах:</text:span></text:p>
      <text:p text:style-name="P14"><text:span text:style-name="T40">П</text:span><text:span text:style-name="T26">ервое</text:span><text:span text:style-name="T2">: поскольку этот аргумент так легко предъявить, он по существу </text:span><text:span text:style-name="T65">ничего не говорит. Ч</text:span><text:span text:style-name="T2">тобы данный аргумент имел силу и значимость, </text:span><text:span text:style-name="T22">следует и</text:span><text:span text:style-name="T2">меть сперва доказательство того, что этот пустой трюк с формальным самопротиворечием пригоден нести на себе и определят</text:span><text:span text:style-name="T22">ь</text:span><text:span text:style-name="T2"> собой философию в ее существе, в ее предельности и нацеленности на целое.</text:span></text:p>
      <text:p text:style-name="P14"><text:span text:style-name="T41">В</text:span><text:span text:style-name="T26">торое</text:span><text:span text:style-name="T2">: этот аргумент, надеющийся ниспровергнуть наш тезис, «философия не есть наука и ей не присуща никакая абсолютная достоверность», просто не</text:span><text:span text:style-name="T22">корректен, так как </text:span><text:span text:style-name="T90">никто не утверждает, что философия – это не наука.</text:span><text:span text:style-name="T81"> </text:span></text:p>
      <text:p text:style-name="P14"><text:span text:style-name="T82">М</text:span><text:span text:style-name="T2">ы не знаем и никогда не сможем знать с абсолютной достоверностью, философствуем ли мы вообще во всех наших разбирательствах.</text:span></text:p>
      <text:p text:style-name="P14"><text:span text:style-name="T83"/></text:p>
      <text:p text:style-name="P14"><text:span text:style-name="T84">М</text:span><text:span text:style-name="T26">ы в своем философствовании не удостоверены</text:span><text:span text:style-name="T2">.</text:span><text:span text:style-name="T81"> </text:span><text:span text:style-name="T82">Так что ф</text:span><text:span text:style-name="T2">илософия, непосредственно в самой себе </text:span><text:span text:style-name="T23">не</text:span><text:span text:style-name="T2"> обладает абсолютной достоверностью</text:span><text:span text:style-name="T23">.</text:span></text:p>
      <text:p text:style-name="P15"><text:span text:style-name="T23">Она и</text:span><text:span text:style-name="T2">меет смысл только как человеческий поступок.</text:span></text:p>
      <text:p text:style-name="P15"><text:span text:style-name="T26">Ее истина есть по существу истина человеческого вот-бытия</text:span><text:span text:style-name="T2">.</text:span></text:p>
      <text:p text:style-name="P15"><text:span text:style-name="T2">Присутствие расположено прежде возможностей, которые оно не предвидит. Оно подвержено перемене, которую не знает. Оно движется постоянно в ситуации, которою не владеет. Все принадлежащее к экзистенции вот-бытия принадлежит с равной существенностью к истине философии.</text:span></text:p>
      <text:p text:style-name="P15"><text:span text:style-name="T2"/></text:p>
      <text:p text:style-name="P15"><text:span text:style-name="T2">Философия — противоположность всякой успокоенности и обеспеченности. Она воронка, в середину которой затягивает человека, чтобы только так он без фантазирования смог понять собственное вот-бытие. Никто из познающих не стоит каждый момент так тесно к краю ошибки, как философствующий.</text:span></text:p>
      <text:p text:style-name="P15"><text:span text:style-name="T2"/></text:p>
      <text:p text:style-name="P36"><text:span text:style-name="T101">3</text:span><text:span text:style-name="T100">) Двусмысленность критической установки у Декарта</text:span></text:p>
      <text:p text:style-name="P36"><text:span text:style-name="T100">и в новоевропейской философии</text:span></text:p>
      <text:p text:style-name="P15"><text:span text:style-name="T66">У</text:span><text:span text:style-name="T64"> </text:span><text:span text:style-name="T60">Декарта, сразу же особенным </text:span><text:span text:style-name="T52">образо</text:span><text:span text:style-name="T2">м дает о себе знать своеобразная двусмысленность </text:span><text:span text:style-name="T34">философии. </text:span><text:span text:style-name="T60">О</text:span><text:span text:style-name="T52">с</text:span><text:span text:style-name="T2">новной тенденцией </text:span><text:span text:style-name="T52">Декарта было</text:span></text:p>
      <text:p text:style-name="P16"><text:span text:style-name="T52">превращение философии в абсолютное познание.</text:span><text:span text:style-name="T34"> </text:span><text:span text:style-name="T60">Ф</text:span><text:span text:style-name="T52">илософствование начинается с сомнения, как если бы все ставилось под вопрос. </text:span><text:span text:style-name="T58">Но П</text:span><text:span text:style-name="T2">рисутствие, Я (эго) вовсе не ставится под вопрос. Ставится под вопрос только знание, сознание вещей, объектов или субъектов, и то лишь для того, чтобы сделать еще более убедительной предвосхищаемую достоверность; </text:span></text:p>
      <text:p text:style-name="P16"><text:span text:style-name="T26">но само вот-бытие никогда под вопрос не ставится.</text:span></text:p>
      <text:p text:style-name="P17"><text:soft-page-break/><text:span text:style-name="T26">§ 7. Борьба философствования против непреодолимой двусмысленности своего существа. Самостояние философствования </text:span></text:p>
      <text:p text:style-name="P17"><text:span text:style-name="T26">как основное событие внутри нашего вот-бытия</text:span></text:p>
      <text:p text:style-name="P17"><text:span text:style-name="T26"/></text:p>
      <text:p text:style-name="P18"><text:span text:style-name="T52">Вглядывание в многостороннюю двусмысленность </text:span><text:span text:style-name="T2">философствования действует отпугивающе и заставляет в конце концов задумываться о всей </text:span><text:span text:style-name="T52">бесплодности подобного дела. В</text:span><text:span text:style-name="T2"> </text:span><text:span text:style-name="T24">испуге</text:span><text:span text:style-name="T2"> дает о себе знать важная сторона всякого философского понимания, — что философское охватывающее понятие есть </text:span><text:span text:style-name="T26">захват </text:span><text:span text:style-name="T2">человека, и именно человека в целом — изгнанного из повседневности и загнанного в основу вещей. </text:span></text:p>
      <text:p text:style-name="P18"><text:span text:style-name="T24">Захватчиком является </text:span><text:span text:style-name="T35">с</text:span><text:span text:style-name="T26">амо вот-бытие, существо человек</text:span><text:span text:style-name="T35">а. </text:span></text:p>
      <text:p text:style-name="P18"><text:span text:style-name="T35">Т</text:span><text:span text:style-name="T2">ак, в основе своего существа человек подвержен захвату и захвачен, охвачен желанием «стать тем, что он есть», </text:span><text:span text:style-name="T24">это н</text:span><text:span text:style-name="T2">е блаженное благоговение, а борьба с непреодолимой двусмысленностью всякого вопрошания и бытия.</text:span></text:p>
      <text:p text:style-name="P18"><text:span text:style-name="T35"/></text:p>
      <text:p text:style-name="P18"><text:span text:style-name="T88">Оценка фи</text:span><text:span text:style-name="T89">лософствования как нечто мрачного, унылого, пессимистического, не нова,</text:span><text:span text:style-name="T59"> она в</text:span><text:span text:style-name="T52">озникает, в свою очередь, из легко обозримой угарной атмосферы нормального человека и из убеждений, которыми он руководствуется</text:span><text:span text:style-name="T59"> и </text:span><text:span text:style-name="T2">согласно которым нормальное — это и есть существенное, а посредственное и потому общепринятое — это и есть истинное (вечная середина).</text:span></text:p>
      <text:p text:style-name="P18"><text:span text:style-name="T2"/></text:p>
      <text:p text:style-name="P18"><text:span text:style-name="T2">Из всего извлечем то одно, что философия есть нечто самостоятельное. </text:span><text:span text:style-name="T24">Ее нельзя брать н</text:span><text:span text:style-name="T2">и как одну из наук, ни как нечто такое, что мы обнаруживаем, когда обследуем науки,</text:span><text:span text:style-name="T24"> так как н</text:span><text:span text:style-name="T2">аук</text:span><text:span text:style-name="T62">и могут</text:span><text:span text:style-name="T26"> </text:span><text:span text:style-name="T2">иметь место только потому и только когда есть философия.</text:span></text:p>
      <text:p text:style-name="P19"><text:span text:style-name="T2">Философия </text:span><text:span text:style-name="T25">п</text:span><text:span text:style-name="T2">ронизывает целое человеческой жизни (вот-бытия) даже тогда, когда не существует никаких наук</text:span><text:span text:style-name="T25"> — с</text:span><text:span text:style-name="T2">корее, философствование есть один из основных родов вот-бытия.</text:span></text:p>
      <text:p text:style-name="P19"><text:span text:style-name="T2"/></text:p>
      <text:p text:style-name="P37"><text:span text:style-name="T1">Это знали уже — и должны были знать — древние философы в первом решающем начале.</text:span></text:p>
      <text:p text:style-name="P37"><text:span text:style-name="T92">Гераклит</text:span><text:span text:style-name="T91"> говорил: «Речи скольких людей я ни слышал, ни один не достиг того, чтобы знать, что мудрость есть нечто от всего отделенное»</text:span><text:span text:style-name="T1"> </text:span></text:p>
      <text:p text:style-name="P37"><text:span text:style-name="T71">Платон </text:span><text:span text:style-name="T1">говори</text:span><text:span text:style-name="T75">л, что р</text:span><text:span text:style-name="T1">азница между философствующим и нефилософ-ствующим — как разница между бодрствованием (υπαρ) и сном (όναρ).</text:span></text:p>
      <text:p text:style-name="P19"><text:span text:style-name="T33">Гегель</text:span><text:span text:style-name="T10"> характеризует философию как мир навыворот. </text:span><text:span text:style-name="T13">П</text:span><text:span text:style-name="T2">о отношению к тому, что нормально для нормального человека, она воспринимается как извращение, но по существу есть выпрямление человеческого </text:span><text:span text:style-name="T10">бытия.</text:span></text:p>
      <text:p text:style-name="P19"><text:span text:style-name="T10"/></text:p>
      <text:p text:style-name="P19"><text:span text:style-name="T10">Ф</text:span><text:span text:style-name="T2">илософия есть что-то исконно самостоятельное, но именно потому — не изолированное; наоборот, в качестве этого предельного и первого она изначально уже охватила все, так что всякое ее прикладное применение всегда опаздывает и оказывается недоразумением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imes New Roman1" svg:font-family="'Times New Roman'"/>
    <style:font-face style:name="Constantia" svg:font-family="Constant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6T19:14:16.471000000</meta:creation-date>
    <dc:date>2018-03-07T01:40:58.530000000</dc:date>
    <meta:editing-duration>PT18M1S</meta:editing-duration>
    <meta:editing-cycles>4</meta:editing-cycles>
    <meta:generator>LibreOffice/5.4.2.2$Windows_x86 LibreOffice_project/22b09f6418e8c2d508a9eaf86b2399209b0990f4</meta:generator>
    <meta:document-statistic meta:table-count="0" meta:image-count="0" meta:object-count="0" meta:page-count="7" meta:paragraph-count="114" meta:word-count="2130" meta:character-count="15603" meta:non-whitespace-character-count="13525"/>
  </office:meta>
</office:document-meta>
</file>